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vl_7_scf_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7:44:21.758530471</meta:creation-date>
    <dc:date>2024-06-25T17:54:44.368167246</dc:date>
    <meta:editing-duration>PT10M2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2" meta:non-whitespace-character-count="12"/>
  </office:meta>
</office:document-meta>
</file>